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8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800000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729fcf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000000" draw:fill="solid" draw:fill-color="#ffffff" draw:opacity="100%" draw:opacity-name="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svg:stroke-color="#000000" draw:marker-end="Arrow" draw:marker-end-width="0.3cm" draw:fill="none" draw:fill-color="#7e0021" draw:textarea-vertical-align="middle" draw:shadow="hidden"/>
    </style:style>
    <style:style style:name="gr7" style:family="graphic" style:parent-style-name="objectwithoutfill">
      <style:graphic-properties svg:stroke-color="#000000" draw:marker-start="Arrow" draw:marker-end="" draw:marker-end-width="0.3cm" draw:fill="none" draw:fill-color="#7e0021" draw:textarea-vertical-align="middle" draw:shadow="hidden"/>
    </style:style>
    <style:style style:name="gr8" style:family="graphic" style:parent-style-name="objectwithoutfill">
      <style:graphic-properties svg:stroke-color="#000000" draw:fill="none" draw:fill-color="#000000" draw:textarea-vertical-align="middle" draw:shadow="hidden"/>
    </style:style>
    <style:style style:name="gr9" style:family="graphic" style:parent-style-name="objectwithoutfill">
      <style:graphic-properties svg:stroke-color="#000000" draw:marker-start="" draw:marker-end="" draw:marker-end-width="0.3cm" draw:fill="none" draw:fill-color="#000000" draw:textarea-vertical-align="middle" draw:shadow="hidden"/>
    </style:style>
    <style:style style:name="gr10" style:family="graphic" style:parent-style-name="objectwithoutfill">
      <style:graphic-properties svg:stroke-color="#000000" draw:marker-end="Arrow" draw:marker-end-width="0.3cm" draw:fill="none" draw:fill-color="#000000" draw:textarea-vertical-align="middle" draw:shadow="hidden"/>
    </style:style>
    <style:style style:name="gr11" style:family="graphic" style:parent-style-name="standard">
      <style:graphic-properties svg:stroke-color="#000000" draw:fill="none" draw:fill-color="#000000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18cm" draw:shadow="hidden"/>
    </style:style>
    <style:style style:name="gr13" style:family="graphic" style:parent-style-name="standard">
      <style:graphic-properties svg:stroke-color="#000000" draw:fill="solid" draw:fill-color="#000000" draw:textarea-vertical-align="middle" draw:auto-grow-height="false" fo:min-height="0.749cm" fo:min-width="0.499cm" draw:shadow="hidden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16" style:family="graphic" style:parent-style-name="standard">
      <style:graphic-properties svg:stroke-color="#000000" draw:fill="gradient" draw:fill-color="#000000" draw:fill-gradient-name="Gradient_20_1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 draw:shadow="hidden"/>
    </style:style>
    <style:style style:name="gr18" style:family="graphic">
      <style:graphic-properties style:protect="size"/>
    </style:style>
    <style:style style:name="pr1" style:family="presentation" style:parent-style-name="thundernet-title">
      <style:graphic-properties draw:auto-grow-height="true" fo:min-height="2.63cm"/>
    </style:style>
    <style:style style:name="pr2" style:family="presentation" style:parent-style-name="thundernet-notes">
      <style:graphic-properties draw:fill-color="#ffffff" draw:auto-grow-height="true" fo:min-height="12.572cm"/>
    </style:style>
    <style:style style:name="pr3" style:family="presentation" style:parent-style-name="thunderne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14pt"/>
    </style:style>
    <style:style style:name="P4" style:family="paragraph">
      <style:paragraph-properties fo:margin-left="0.508cm" fo:margin-right="0cm" fo:text-align="start" fo:text-indent="0cm"/>
    </style:style>
    <style:style style:name="P5" style:family="paragraph">
      <style:paragraph-properties fo:text-align="center"/>
      <style:text-properties fo:font-size="9pt" fo:font-weight="bold"/>
    </style:style>
    <style:style style:name="P6" style:family="paragraph">
      <style:paragraph-properties fo:text-align="center"/>
      <style:text-properties fo:color="#000080"/>
    </style:style>
    <style:style style:name="T1" style:family="text">
      <style:text-properties fo:color="#ffffff"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fo:font-weight="bold"/>
    </style:style>
    <style:style style:name="T4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undernet" presentation:presentation-page-layout-name="AL1T0" xml:id="id1" draw:id="id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tp jitter buffer</text:p>
          </draw:text-box>
        </draw:frame>
        <draw:custom-shape draw:style-name="gr1" draw:text-style-name="P1" draw:layer="layout" svg:width="28cm" svg:height="1.272cm" svg:x="0cm" svg:y="14.4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75cm" svg:height="1.253cm" draw:transform="rotate (-2.35601995726715) translate (2.794cm 0.054cm)">
          <text:p/>
          <draw:enhanced-geometry svg:viewBox="0 0 21600 21600" draw:glue-points="?f6 10800 10800 21600 ?f5 10800 10800 0" draw:text-areas="?f3 ?f3 ?f4 ?f4" draw:type="trapezoid" draw:modifiers="7055.108359133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876cm" svg:height="1.253cm" draw:transform="rotate (-2.35601995726715) translate (28.831cm 0.04cm)">
          <text:p/>
          <draw:enhanced-geometry svg:viewBox="0 0 21600 21600" draw:mirror-horizontal="true" draw:glue-points="?f6 10800 10800 21600 ?f5 10800 10800 0" draw:text-areas="?f3 ?f3 ?f4 ?f4" draw:type="trapezoid" draw:modifiers="7055.108359133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draw:layer="layout" svg:width="7.25cm" svg:height="0.806cm" svg:x="20.574cm" svg:y="14.732cm">
          <draw:text-box>
            <text:p text:style-name="P2"><text:span text:style-name="T1">thundernet development group</text:span></text:p>
          </draw:text-box>
        </draw:frame>
        <draw:custom-shape draw:style-name="gr4" draw:text-style-name="P4" draw:layer="layout" svg:width="5.334cm" svg:height="6.096cm" svg:x="21.844cm" svg:y="7.62cm">
          <text:p text:style-name="P4">RTPJit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02cm" svg:height="1.016cm" svg:x="20.066cm" svg:y="8.89cm">
          <text:p text:style-name="P1">push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302cm" svg:height="1.016cm" svg:x="20.066cm" svg:y="11.684cm">
          <text:p text:style-name="P1">pop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526cm" svg:y1="9.398cm" svg:x2="20.066cm" svg:y2="9.398cm">
          <text:p/>
        </draw:line>
        <draw:line draw:style-name="gr7" draw:text-style-name="P1" draw:layer="layout" svg:x1="17.526cm" svg:y1="12.192cm" svg:x2="20.066cm" svg:y2="12.192cm">
          <text:p/>
        </draw:line>
        <draw:line draw:style-name="gr8" draw:text-style-name="P1" draw:layer="layout" svg:x1="26.67cm" svg:y1="8.89cm" svg:x2="26.67cm" svg:y2="11.938cm">
          <text:p/>
        </draw:line>
        <draw:line draw:style-name="gr8" draw:text-style-name="P1" draw:layer="layout" svg:x1="25.908cm" svg:y1="9.398cm" svg:x2="25.908cm" svg:y2="12.446cm">
          <text:p/>
        </draw:line>
        <draw:line draw:style-name="gr8" draw:text-style-name="P1" draw:layer="layout" svg:x1="26.67cm" svg:y1="11.684cm" svg:x2="25.908cm" svg:y2="11.684cm">
          <text:p/>
        </draw:line>
        <draw:line draw:style-name="gr8" draw:text-style-name="P1" draw:layer="layout" svg:x1="26.67cm" svg:y1="11.176cm" svg:x2="25.908cm" svg:y2="11.176cm">
          <text:p/>
        </draw:line>
        <draw:line draw:style-name="gr8" draw:text-style-name="P1" draw:layer="layout" svg:x1="26.67cm" svg:y1="10.668cm" svg:x2="25.908cm" svg:y2="10.668cm">
          <text:p/>
        </draw:line>
        <draw:line draw:style-name="gr8" draw:text-style-name="P1" draw:layer="layout" svg:x1="26.67cm" svg:y1="10.16cm" svg:x2="25.908cm" svg:y2="10.16cm">
          <text:p/>
        </draw:line>
        <draw:line draw:style-name="gr8" draw:text-style-name="P1" draw:layer="layout" svg:x1="26.67cm" svg:y1="9.652cm" svg:x2="25.908cm" svg:y2="9.652cm">
          <text:p/>
        </draw:line>
        <draw:line draw:style-name="gr9" draw:text-style-name="P1" draw:layer="layout" svg:x1="24.892cm" svg:y1="8.636cm" svg:x2="26.162cm" svg:y2="8.636cm">
          <text:p/>
        </draw:line>
        <draw:line draw:style-name="gr10" draw:text-style-name="P1" draw:layer="layout" svg:x1="26.162cm" svg:y1="8.636cm" svg:x2="26.162cm" svg:y2="9.398cm">
          <text:p/>
        </draw:line>
        <draw:line draw:style-name="gr9" draw:text-style-name="P1" draw:layer="layout" svg:x1="26.162cm" svg:y1="12.192cm" svg:x2="26.162cm" svg:y2="12.7cm">
          <text:p/>
        </draw:line>
        <draw:line draw:style-name="gr10" draw:text-style-name="P1" draw:layer="layout" svg:x1="26.162cm" svg:y1="12.7cm" svg:x2="24.892cm" svg:y2="12.7cm">
          <text:p/>
        </draw:line>
        <draw:custom-shape draw:style-name="gr11" draw:text-style-name="P1" draw:layer="layout" svg:width="4.318cm" svg:height="9.906cm" svg:x="13.208cm" svg:y="4.064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4.318cm" svg:height="0.962cm" svg:x="13.208cm" svg:y="4.118cm">
          <draw:text-box>
            <text:p text:style-name="P1">RTPChannel</text:p>
          </draw:text-box>
        </draw:frame>
        <draw:custom-shape draw:style-name="gr13" draw:text-style-name="P1" draw:layer="layout" svg:width="1.193cm" svg:height="2.479cm" draw:transform="rotate (-0.973544656762437) translate (25.672cm 4.477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4" draw:text-style-name="P1" draw:layer="layout" svg:width="1.016cm" svg:height="3.302cm" draw:transform="rotate (-1.5707963267949) translate (23.622cm 5.334cm)">
          <text:p text:style-name="P1"/>
          <draw:enhanced-geometry svg:viewBox="0 0 88 21600" draw:glue-points="44 ?f6 44 0 0 10800 44 21600 88 10800" draw:text-areas="0 ?f6 88 ?f3" draw:type="can" draw:modifiers="4096.5517241379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layer="layout" svg:width="4.572cm" svg:height="0.962cm" svg:x="20.32cm" svg:y="5.334cm">
          <draw:text-box>
            <text:p>UDP <text:span text:style-name="T2">socket</text:span></text:p>
          </draw:text-box>
        </draw:frame>
        <draw:custom-shape draw:style-name="gr16" draw:text-style-name="P5" draw:layer="layout" svg:width="1.016cm" svg:height="0.762cm" svg:x="18.288cm" svg:y="8.89cm">
          <text:p text:style-name="P1"><text:span text:style-name="T3">RTP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5" draw:layer="layout" svg:width="1.016cm" svg:height="0.762cm" svg:x="18.542cm" svg:y="11.684cm">
          <text:p text:style-name="P1"><text:span text:style-name="T3">RTP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1" draw:layer="layout" svg:x1="17.526cm" svg:y1="5.842cm" svg:x2="20.32cm" svg:y2="5.842cm">
          <text:p/>
        </draw:line>
        <draw:custom-shape draw:style-name="gr16" draw:text-style-name="P5" draw:layer="layout" svg:width="1.016cm" svg:height="0.762cm" svg:x="18.288cm" svg:y="5.334cm">
          <text:p text:style-name="P1"><text:span text:style-name="T3">RTP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4.572cm" svg:height="1.27cm" svg:x="10.668cm" svg:y="5.842cm">
          <text:p text:style-name="P1">next_packet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7.874cm" svg:height="7.366cm" svg:x="1.524cm" svg:y="4.318cm">
          <draw:text-box>
            <text:p text:style-name="P1"><text:span text:style-name="T4">Applications set up an RTPChannel object to receive RTP packets and buffer them in a jitter buffer. <text:s/>Applications make periodic requests to get the next_packet() available from the buffer.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hundernet" presentation:presentation-page-layout-name="AL2T3" xml:id="id2" draw:id="id2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TPJitter Encapsulation</text:p>
          </draw:text-box>
        </draw:frame>
        <draw:custom-shape draw:style-name="gr1" draw:text-style-name="P1" draw:layer="layout" svg:width="28cm" svg:height="1.272cm" svg:x="0cm" svg:y="14.4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75cm" svg:height="1.253cm" draw:transform="rotate (-2.35601995726715) translate (2.794cm 0.054cm)">
          <text:p/>
          <draw:enhanced-geometry svg:viewBox="0 0 21600 21600" draw:glue-points="?f6 10800 10800 21600 ?f5 10800 10800 0" draw:text-areas="?f3 ?f3 ?f4 ?f4" draw:type="trapezoid" draw:modifiers="7055.108359133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876cm" svg:height="1.253cm" draw:transform="rotate (-2.35601995726715) translate (28.831cm 0.04cm)">
          <text:p/>
          <draw:enhanced-geometry svg:viewBox="0 0 21600 21600" draw:mirror-horizontal="true" draw:glue-points="?f6 10800 10800 21600 ?f5 10800 10800 0" draw:text-areas="?f3 ?f3 ?f4 ?f4" draw:type="trapezoid" draw:modifiers="7055.108359133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draw:layer="layout" svg:width="7.25cm" svg:height="0.806cm" svg:x="20.574cm" svg:y="14.732cm">
          <draw:text-box>
            <text:p text:style-name="P2"><text:span text:style-name="T1">thundernet development group</text:span>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2">
              <text:list-item>
                <text:p>std::deque&lt;rtp_packet&gt;</text:p>
              </text:list-item>
              <text:list-item>
                <text:p>buffer depth</text:p>
              </text:list-item>
              <text:list-item>
                <text:p>audio sample rate</text:p>
              </text:list-item>
              <text:list-item>
                <text:p>first/last sequence numbers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item>
                <text:p>statistics</text:p>
                <text:list>
                  <text:list-item>
                    <text:p>out of order count</text:p>
                  </text:list-item>
                  <text:list-item>
                    <text:p>dropped packet count</text:p>
                  </text:list-item>
                  <text:list-item>
                    <text:p>jitter / max jitter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hundernet" presentation:presentation-page-layout-name="AL2T3" xml:id="id3" draw:id="id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TPChannel</text:p>
          </draw:text-box>
        </draw:frame>
        <draw:custom-shape draw:style-name="gr1" draw:text-style-name="P1" draw:layer="layout" svg:width="28cm" svg:height="1.272cm" svg:x="0cm" svg:y="14.4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75cm" svg:height="1.253cm" draw:transform="rotate (-2.35601995726715) translate (2.794cm 0.054cm)">
          <text:p/>
          <draw:enhanced-geometry svg:viewBox="0 0 21600 21600" draw:glue-points="?f6 10800 10800 21600 ?f5 10800 10800 0" draw:text-areas="?f3 ?f3 ?f4 ?f4" draw:type="trapezoid" draw:modifiers="7055.108359133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876cm" svg:height="1.253cm" draw:transform="rotate (-2.35601995726715) translate (28.831cm 0.04cm)">
          <text:p/>
          <draw:enhanced-geometry svg:viewBox="0 0 21600 21600" draw:mirror-horizontal="true" draw:glue-points="?f6 10800 10800 21600 ?f5 10800 10800 0" draw:text-areas="?f3 ?f3 ?f4 ?f4" draw:type="trapezoid" draw:modifiers="7055.108359133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draw:layer="layout" svg:width="7.25cm" svg:height="0.806cm" svg:x="20.574cm" svg:y="14.732cm">
          <draw:text-box>
            <text:p text:style-name="P2"><text:span text:style-name="T1">thundernet development group</text:span>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2">
              <text:list-item>
                <text:p>abstracts the interface to the socket and jitter buffer</text:p>
              </text:list-item>
              <text:list-item>
                <text:p>can manage jitter buffers and SSRC's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item>
                <text:p>implements initial audio processing (encoding or decoding)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undernet-background" style:family="presentation">
      <style:graphic-properties draw:stroke="none" draw:fill="none"/>
      <style:text-properties style:letter-kerning="true"/>
    </style:style>
    <style:style style:name="thundern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undern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undernet-outline1" style:family="presentation">
      <style:graphic-properties draw:stroke="none" draw:fill="none" draw:auto-grow-height="false" draw:fit-to-size="shrink-to-fit">
        <text:list-style style:name="thundern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undernet-outline2" style:family="presentation" style:parent-style-name="thunderne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thundernet-outline3" style:family="presentation" style:parent-style-name="thunderne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hundernet-outline4" style:family="presentation" style:parent-style-name="thunderne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hundernet-outline5" style:family="presentation" style:parent-style-name="thunderne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hundernet-outline6" style:family="presentation" style:parent-style-name="thunderne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hundernet-outline7" style:family="presentation" style:parent-style-name="thunderne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hundernet-outline8" style:family="presentation" style:parent-style-name="thunderne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hundernet-outline9" style:family="presentation" style:parent-style-name="thunderne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hundernet-subtitle" style:family="presentation">
      <style:graphic-properties draw:stroke="none" draw:fill="none" draw:textarea-vertical-align="middle">
        <text:list-style style:name="thundern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undernet-title" style:family="presentation">
      <style:graphic-properties draw:stroke="none" draw:fill="none" draw:textarea-vertical-align="middle">
        <text:list-style style:name="thundern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hundern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hunderne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hunderne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hundernet" style:page-layout-name="PM1" draw:style-name="Mdp1">
      <draw:frame presentation:style-name="thundernet-title" draw:layer="backgroundobjects" svg:width="25.199cm" svg:height="2.63cm" svg:x="1.4cm" svg:y="0.627cm" presentation:class="title" presentation:placeholder="true">
        <draw:text-box/>
      </draw:frame>
      <draw:frame presentation:style-name="thunderne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hundernet-title" draw:layer="backgroundobjects" svg:width="13.968cm" svg:height="10.476cm" svg:x="3.81cm" svg:y="2.123cm" presentation:class="page"/>
        <draw:frame presentation:style-name="thunderne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n Partis</meta:initial-creator>
    <meta:creation-date>2015-01-04T20:15:33.819682994</meta:creation-date>
    <meta:editing-duration>PT3H18M30S</meta:editing-duration>
    <meta:editing-cycles>13</meta:editing-cycles>
    <dc:date>2015-01-05T00:07:50.881722460</dc:date>
    <dc:creator>Alan Partis</dc:creator>
    <meta:generator>LibreOffice/4.2.8.2$Linux_X86_64 LibreOffice_project/420$Build-2</meta:generator>
    <meta:document-statistic meta:object-count="73"/>
  </office:meta>
</office:document-meta>
</file>